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Default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2.179cm" svg:width="26cm" svg:x="1cm" svg:y="6.6cm">
          <draw:text-box>
            <text:p text:style-name="P1">Unit 2: Why Network Management</text:p>
          </draw:text-box>
        </draw:frame>
        <draw:frame draw:layer="layout" presentation:class="outline" presentation:style-name="Default-outline1" svg:height="12.179cm" svg:width="26cm" svg:x="1cm" svg:y="6.6cm">
          <draw:text-box/>
        </draw:frame>
      </draw:page>
      <draw:page draw:master-page-name="Default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About these workshop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Default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Objective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On completion of this session, we hope you will know:</text:p>
            <text:list text:style-name="L2">
              <text:list-item>
                <text:p text:style-name="P3">What you can get from this course</text:p>
              </text:list-item>
              <text:list-item>
                <text:p text:style-name="P3">Why we are running this course</text:p>
              </text:list-item>
              <text:list-item>
                <text:p text:style-name="P3">Why network management is important in academic institutions</text:p>
              </text:list-item>
              <text:list-item>
                <text:p text:style-name="P3">The benefits and value of good network management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We will cover how to achieve these things in the remaining units.</text:p>
            </draw:text-box>
          </draw:frame>
        </presentation:notes>
      </draw:page>
      <draw:page draw:master-page-name="Default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hat do you want from this course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Make university happy?</text:p>
              </text:list-item>
              <text:list-item>
                <text:p text:style-name="P3">Make your job easier?</text:p>
              </text:list-item>
              <text:list-item>
                <text:p text:style-name="P3">Do a better job?</text:p>
              </text:list-item>
              <text:list-item>
                <text:p text:style-name="P3">Get a certificate?</text:p>
              </text:list-item>
              <text:list-item>
                <text:p text:style-name="P3">Increase your pay?</text:p>
              </text:list-item>
              <text:list-item>
                <text:p text:style-name="P3">Change job?</text:p>
              </text:list-item>
            </text:list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list text:style-name="L2">
                <text:list-item>
                  <text:p text:style-name="P3">Make your institution happier? What do<text:s/><text:span text:style-name="P1">they</text:span> want from you as a result?</text:p>
                </text:list-item>
                <text:list-item>
                  <text:p text:style-name="P3">Manage your network better? Why?</text:p>
                </text:list-item>
              </text:list>
            </draw:text-box>
          </draw:frame>
        </presentation:notes>
      </draw:page>
      <draw:page draw:master-page-name="Default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e want your university to run better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Digital library resources</text:p>
              </text:list-item>
              <text:list-item>
                <text:p text:style-name="P3">Access to journals</text:p>
              </text:list-item>
              <text:list-item>
                <text:p text:style-name="P3">Collaboration with other scientists</text:p>
              </text:list-item>
              <text:list-item>
                <text:p text:style-name="P3">Recruitment and retention</text:p>
              </text:list-item>
              <text:list-item>
                <text:p text:style-name="P3">Reduce wasted time waiting for pages to load</text:p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Problems caused by poor network management:</text:p>
              <text:list text:style-name="L2">
                <text:list-item>
                  <text:p text:style-name="P3">Difficulties in using Internet based information resources and communication tools</text:p>
                </text:list-item>
                <text:list-item>
                  <text:list>
                    <text:list-item>
                      <text:p text:style-name="P5"><text:span text:style-name="P0">Digital library resources are under utilised</text:span></text:p>
                    </text:list-item>
                    <text:list-item>
                      <text:p text:style-name="P5"><text:span text:style-name="P0">Resource license costs can be less effective</text:span></text:p>
                    </text:list-item>
                    <text:list-item>
                      <text:p text:style-name="P5"><text:span text:style-name="P0">Free or low cost resources are difficult to take advantage of</text:span></text:p>
                    </text:list-item>
                    <text:list-item>
                      <text:p text:style-name="P5"><text:span text:style-name="P0">The digital library revolution is difficult to participate in</text:span></text:p>
                    </text:list-item>
                    <text:list-item>
                      <text:p text:style-name="P5"><text:span text:style-name="P0">Continued digital divide</text:span></text:p>
                    </text:list-item>
                  </text:list>
                </text:list-item>
                <text:list-item>
                  <text:p text:style-name="P3">Under utilisation of ICT capacities and investments</text:p>
                </text:list-item>
                <text:list-item>
                  <text:list>
                    <text:list-item>
                      <text:p text:style-name="P5"><text:span text:style-name="P0">Bandwidth charges of $5,000 per month that result in an unusable link –
is that money well spent?</text:span></text:p>
                    </text:list-item>
                    <text:list-item>
                      <text:p text:style-name="P5"><text:span text:style-name="P0">Infrastructure costs e.g. PC computer labs that users spend most
of their time sitting around waiting for pages to display – is
that money well spent?</text:span></text:p>
                    </text:list-item>
                  </text:list>
                </text:list-item>
                <text:list-item>
                  <text:p text:style-name="P3">Impacts on a university’s core activities, especially
those that require up to date and a wide range of information
resources e.g. teaching and research.</text:p>
                </text:list-item>
              </text:list>
              <text:p text:style-name="P3">Skilled staff leaving the university makes life very difficult for them.
Do everything possible to reduce/avoid it!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Regular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e5e5ef" draw:textarea-horizontal-align="center" draw:textarea-vertical-align="middle" draw:auto-grow-height="true" draw:auto-grow-width="true" fo:max-height="0cm" fo:min-height="1.1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Default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6cm" svg:height="2.2cm" svg:x="1cm" svg:y="3.6cm" presentation:class="title" presentation:placeholder="true">
        <draw:text-box/>
      </draw:frame>
      <draw:frame presentation:style-name="Default-outline1" draw:layer="backgroundobjects" svg:width="26cm" svg:height="12.179cm" svg:x="1cm" svg:y="6.6cm" presentation:class="outline" presentation:placeholder="true">
        <draw:text-box/>
      </draw:frame>
      <draw:frame presentation:style-name="Mpr1" draw:text-style-name="MP1" draw:layer="backgroundobjects" svg:width="5cm" svg:height="0.8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cm" svg:x="7cm" svg:y="20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2cm" svg:height="0.8cm" svg:x="22.2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cm" svg:height="1.908cm" svg:x="1cm" svg:y="0.8cm">
        <draw:image xlink:href="Pictures/1000020100000106000000649A85E6E0.png" xlink:type="simple" xlink:show="embed" xlink:actuate="onLoad">
          <text:p/>
        </draw:image>
      </draw:frame>
      <draw:frame draw:style-name="Mgr3" draw:text-style-name="MP4" draw:layer="backgroundobjects" svg:width="4.667cm" svg:height="1.4cm" svg:x="6.8cm" svg:y="1cm">
        <draw:image xlink:href="Pictures/100002010000012C0000005AFEC46641.png" xlink:type="simple" xlink:show="embed" xlink:actuate="onLoad">
          <text:p/>
        </draw:image>
      </draw:frame>
      <draw:frame draw:style-name="Mgr4" draw:text-style-name="MP5" draw:layer="backgroundobjects" svg:width="6.281cm" svg:height="1.4cm" svg:x="20.719cm" svg:y="1.4cm">
        <draw:text-box draw:corner-radius="0.2cm">
          <text:p text:style-name="MP5">Network Monitoring</text:p>
        </draw:text-box>
      </draw:frame>
      <draw:line presentation:style-name="Mpr4" draw:text-style-name="MP4" draw:layer="backgroundobjects" svg:x1="1cm" svg:y1="2.8cm" svg:x2="27cm" svg:y2="2.8cm">
        <text:p/>
      </draw:line>
      <draw:frame draw:style-name="Mgr3" draw:text-style-name="MP4" draw:layer="backgroundobjects" svg:width="1.4cm" svg:height="1.852cm" svg:x="12.4cm" svg:y="0.8cm">
        <draw:image xlink:href="Pictures/10000000000000540000006F40BF1130.jpg" xlink:type="simple" xlink:show="embed" xlink:actuate="onLoad">
          <text:p/>
        </draw:image>
      </draw:frame>
      <draw:line presentation:style-name="Mpr4" draw:text-style-name="MP4" draw:layer="backgroundobjects" svg:x1="1cm" svg:y1="20cm" svg:x2="27cm" svg:y2="20cm">
        <text:p/>
      </draw:line>
      <draw:frame draw:style-name="Mgr3" draw:text-style-name="MP4" draw:layer="backgroundobjects" svg:width="0.6cm" svg:height="0.6cm" svg:x="24.8cm" svg:y="20.2cm">
        <draw:image xlink:href="Pictures/100002010000003200000032EE828435.png" xlink:type="simple" xlink:show="embed" xlink:actuate="onLoad">
          <text:p/>
        </draw:image>
      </draw:frame>
      <draw:frame draw:style-name="Mgr3" draw:text-style-name="MP4" draw:layer="backgroundobjects" svg:width="0.6cm" svg:height="0.6cm" svg:x="25.6cm" svg:y="20.2cm">
        <draw:image xlink:href="Pictures/10000201000000320000003257A80769.png" xlink:type="simple" xlink:show="embed" xlink:actuate="onLoad">
          <text:p/>
        </draw:image>
      </draw:frame>
      <draw:frame draw:style-name="Mgr3" draw:text-style-name="MP4" draw:layer="backgroundobjects" svg:width="0.6cm" svg:height="0.6cm" svg:x="26.4cm" svg:y="20.2cm">
        <draw:image xlink:href="Pictures/1000020100000032000000325128B6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